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11e0aa" officeooo:paragraph-rsid="0011e0aa"/>
    </style:style>
    <style:style style:name="P2" style:family="paragraph" style:parent-style-name="Standard" style:list-style-name="L1">
      <style:text-properties officeooo:rsid="0011e0aa" officeooo:paragraph-rsid="0011e0aa"/>
    </style:style>
    <style:style style:name="P3" style:family="paragraph" style:parent-style-name="Standard" style:list-style-name="L1">
      <style:text-properties officeooo:paragraph-rsid="0011e0aa"/>
    </style:style>
    <style:style style:name="P4" style:family="paragraph" style:parent-style-name="Standard" style:list-style-name="L1" style:master-page-name="">
      <loext:graphic-properties draw:fill="none"/>
      <style:paragraph-properties fo:margin-left="1.3cm" fo:margin-right="0cm" fo:text-indent="0cm" style:auto-text-indent="false" style:page-number="auto" fo:background-color="transparent"/>
      <style:text-properties officeooo:paragraph-rsid="0011e0aa"/>
    </style:style>
    <style:style style:name="P5" style:family="paragraph" style:parent-style-name="Standard">
      <style:text-properties officeooo:paragraph-rsid="0011e0aa"/>
    </style:style>
    <style:style style:name="P6" style:family="paragraph" style:parent-style-name="Standard">
      <loext:graphic-properties draw:fill="none"/>
      <style:paragraph-properties fo:margin-left="1.3cm" fo:margin-right="0cm" fo:text-indent="0cm" style:auto-text-indent="false" fo:background-color="transparent"/>
      <style:text-properties officeooo:paragraph-rsid="0011e0aa"/>
    </style:style>
    <style:style style:name="P7" style:family="paragraph" style:parent-style-name="Standard" style:list-style-name="WWNum3">
      <style:paragraph-properties fo:margin-top="0cm" fo:margin-bottom="0.353cm" style:contextual-spacing="false" fo:line-height="115%" fo:text-align="justify" style:justify-single-word="false"/>
      <style:text-properties fo:font-style="italic" officeooo:rsid="001ac553" officeooo:paragraph-rsid="0011e0aa" style:font-style-asian="italic" style:font-style-complex="italic"/>
    </style:style>
    <style:style style:name="P8" style:family="paragraph" style:parent-style-name="Standard">
      <style:paragraph-properties fo:margin-top="0cm" fo:margin-bottom="0.353cm" style:contextual-spacing="false" fo:line-height="115%" fo:text-align="justify" style:justify-single-word="false"/>
      <style:text-properties fo:font-style="italic" fo:font-weight="bold" officeooo:rsid="001ac553" officeooo:paragraph-rsid="0011e0aa" style:font-style-asian="italic" style:font-weight-asian="bold" style:font-style-complex="italic" style:font-weight-complex="bold"/>
    </style:style>
    <style:style style:name="P9" style:family="paragraph" style:parent-style-name="Standard">
      <style:paragraph-properties fo:margin-top="0cm" fo:margin-bottom="0.353cm" style:contextual-spacing="false" fo:line-height="115%" fo:text-align="justify" style:justify-single-word="false"/>
      <style:text-properties fo:font-style="italic" fo:font-weight="normal" officeooo:rsid="001ac553" officeooo:paragraph-rsid="0011e0aa"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officeooo:paragraph-rsid="0011e0aa"/>
    </style:style>
    <style:style style:name="P11" style:family="paragraph" style:parent-style-name="Standard" style:list-style-name="L1">
      <style:text-properties style:text-underline-style="solid" style:text-underline-width="auto" style:text-underline-color="font-color" officeooo:paragraph-rsid="0011e0aa"/>
    </style:style>
    <style:style style:name="P12" style:family="paragraph" style:parent-style-name="Standard" style:list-style-name="L1">
      <style:text-properties style:text-underline-style="solid" style:text-underline-width="auto" style:text-underline-color="font-color" officeooo:rsid="0011e0aa" officeooo:paragraph-rsid="0011e0aa"/>
    </style:style>
    <style:style style:name="T1" style:family="text">
      <style:text-properties officeooo:rsid="0011e0a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ac553"/>
    </style:style>
    <style:style style:name="T6" style:family="text">
      <style:text-properties fo:font-size="12pt" officeooo:rsid="001ac553" style:font-size-asian="12pt" style:font-size-complex="12pt"/>
    </style:style>
    <style:style style:name="T7" style:family="text">
      <style:text-properties fo:font-size="12pt" fo:font-style="italic" officeooo:rsid="001ac553" style:font-size-asian="12pt" style:font-style-asian="italic" style:font-size-complex="12pt" style:font-style-complex="italic"/>
    </style:style>
    <style:style style:name="T8" style:family="text">
      <style:text-properties fo:font-style="italic" officeooo:rsid="001ac553" style:font-style-asian="italic" style:font-style-complex="italic"/>
    </style:style>
    <style:style style:name="T9" style:family="text">
      <style:text-properties style:font-name="Times New Roman" fo:language="ca" fo:country="ES" officeooo:rsid="000b48cb" style:font-name-complex="Times New Roman"/>
    </style:style>
    <style:style style:name="T10" style:family="text">
      <style:text-properties style:font-name="Times New Roman" fo:language="ca" fo:country="ES" officeooo:rsid="0011e0aa" style:font-name-complex="Times New Roman"/>
    </style:style>
    <style:style style:name="T11" style:family="text">
      <style:text-properties style:font-name="Times New Roman" fo:language="ca" fo:country="ES" fo:font-weight="bold" officeooo:rsid="000b48cb" style:font-weight-asian="bold" style:font-name-complex="Times New Roman" style:font-weight-complex="bold"/>
    </style:style>
    <style:style style:name="T12"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1"><text:span text:style-name="T1">Explica que es una snapshot i per a qué es pot fer servir.</text:span></text:p>
          <text:p text:style-name="P3"/>
          <text:p text:style-name="P4"><text:span text:style-name="T9">També anomenades «instantànies de volum», són còpies d'un instant determinat dels arxius. Aquestes permetent recuperar les carpetes i els arxius tal com estaven en el moment que es va establir aquesta instantània.</text:span></text:p>
        </text:list-item>
      </text:list>
      <text:p text:style-name="P6"><text:span text:style-name="T9"/></text:p>
      <text:p text:style-name="P6"><text:span text:style-name="T9">una "snapshot" es una instantània o còpia puntual d'un sistema o dades en un moment determinat. Aquesta instantània captura l'estat exacte del sistema o del conjunt de dades en un moment específic, i pot ser molt útil per a diverses finalitats. </text:span></text:p>
      <text:p text:style-name="P6"><text:span text:style-name="T9"/></text:p>
      <text:p text:style-name="P6"><text:span text:style-name="T11">Còpies de Seguretat (Backup):</text:span><text:span text:style-name="T9"> Una snapshot es pot utilitzar com a còpia de seguretat per assegurar-se que es conserva una còpia exacta i completa de les dades en un moment determinat.</text:span></text:p>
      <text:p text:style-name="P6"><text:span text:style-name="T9"/></text:p>
      <text:p text:style-name="P6"><text:span text:style-name="T11">Desenvolupament de Software:</text:span><text:span text:style-name="T9"> En entorns de desenvolupament de software, les snapshots es poden utilitzar per capturar l'estat d'un projecte en un moment concret </text:span><text:span text:style-name="T10">per experimentar amb noves característiques o realitzar canvis sense preocupar-se de perdre l'estat funcional anterior. </text:span></text:p>
      <text:p text:style-name="P6"><text:span text:style-name="T9"/></text:p>
      <text:p text:style-name="P6"><text:span text:style-name="T9"/></text:p>
      <text:p text:style-name="P6"/>
      <text:p text:style-name="P5"/>
      <text:list text:continue-numbering="true" text:style-name="L1">
        <text:list-item>
          <text:p text:style-name="P2">Xarxes, classificació.</text:p>
        </text:list-item>
      </text:list>
      <text:p text:style-name="P1"/>
      <text:p text:style-name="P1">Pdf uf1</text:p>
      <text:p text:style-name="P1"/>
      <text:list text:continue-numbering="true" text:style-name="L1">
        <text:list-item>
          <text:p text:style-name="P12">Com s’instal·la un sistema operatiu ubuntu en una maquina virtual.</text:p>
        </text:list-item>
      </text:list>
      <text:p text:style-name="P1"/>
      <text:p text:style-name="P1">Pdf install-linux</text:p>
      <text:p text:style-name="P1"/>
      <text:list text:continue-numbering="true" text:style-name="L1">
        <text:list-item>
          <text:p text:style-name="P2">Explica les diferències <text:s/>que hi ha entre la creació d’una MV en vmware i Virtualbox.</text:p>
        </text:list-item>
      </text:list>
      <text:p text:style-name="P1"/>
      <text:list text:continue-numbering="true" text:style-name="L1">
        <text:list-item>
          <text:p text:style-name="P12">Comenta paginació i la segmentació… De que estem parlant?</text:p>
          <text:p text:style-name="P2"/>
        </text:list-item>
      </text:list>
      <text:p text:style-name="P8">Paginació: <text:span text:style-name="T4">La paginació és un mètode de gestió de memòria en la qual la memòria física es divideix en blocs de grandària fixa anomenats "marcs de pàgina". Els processos es divideixen en unitats de grandària fixa anomenades "pàgines" que coincideixen amb la grandària dels marcs de pàgina. Les pàgines d'un procés s'assignen a marcs de pàgina en la memòria física de manera dinàmica, la qual cosa permet que s'emmagatzemin en qualsevol marc disponible. Aixo facilita l'administració flexible de la memòria i simplifica l'assignació i alliberament de memòria. La paginació ajuda a evitar la fragmentació interna, però pot donar lloc a la fragmentació externa.</text:span></text:p>
      <text:p text:style-name="P8">Segmentació: <text:s/><text:span text:style-name="T4">La segmentació és un altre mètode de gestió de memòria en el qual la memòria es divideix en segments de diferents grandàries i tipus (segments de codi, dades, pila, etc). Cada segment té la seva pròpia grandària i atributs de protecció d'accés. Els processos es divideixen en diversos segments, la qual cosa permet una estructura de programació més flexible i una organització més modular de la memòria. D’aquesta forma, facilita la protecció d'accés a segments específics i pot millorar l'administració de dades i estructures de codi.</text:span></text:p>
      <text:p text:style-name="P9">Pot portar a la fragmentació externa si no s'administra adequadament.</text:p>
      <text:p text:style-name="P10"><text:soft-page-break/><text:span text:style-name="T8">La principal diferència entre aquest dos conceptes es: L</text:span><text:span text:style-name="T7">a paginació divideix la memòria en blocs de grandària fixa (pàgines) per a una administració eficient i flexible, mentre que la segmentació divideix la memòria en segments de diferents grandàries i tipus per a una organització més estructurada i modular.</text:span></text:p>
      <text:p text:style-name="P10">La manera de classificar les dades emmagatzemades en els suports físics de l’ordinador, així com la manera en que es gestiona el seu accés, privacitat, etc., s’anomena <text:span text:style-name="T2">sistema de fitxers</text:span>. </text:p>
      <text:p text:style-name="P1"/>
      <text:list text:continue-numbering="true" text:style-name="L1">
        <text:list-item>
          <text:p text:style-name="P12">Quina funció fa swap?</text:p>
          <text:p text:style-name="P2"/>
        </text:list-item>
      </text:list>
      <text:p text:style-name="P1">Àrea d'intercanvi (swap): és un espai de disc reservat per a l'ús del sistema operatiu quan la memòria RAM s'esgota o es troba practicament ocupada. Això evita accidents i manté el sistema en funcionament. Els requeriments de l'àrea d'intercanvi solen dependre de diversos factors, com la quantitat de RAM disponible i l'ús previst del sistema. Per a un sistema amb 4GB a 8GB de RAM, una àrea d'intercanvi de 2GB a 4GB podria ser suficient.</text:p>
      <text:list text:continue-numbering="true" text:style-name="L1">
        <text:list-header>
          <text:p text:style-name="P2"/>
        </text:list-header>
        <text:list-item>
          <text:p text:style-name="P2">Avantatges i desavantatges de la virtualització.</text:p>
        </text:list-item>
      </text:list>
      <text:p text:style-name="P1"/>
      <text:p text:style-name="P1">Pdf UF1</text:p>
      <text:list text:continue-numbering="true" text:style-name="L1">
        <text:list-header>
          <text:p text:style-name="P2"/>
        </text:list-header>
        <text:list-item>
          <text:p text:style-name="P2">Explica el teorema fonamental de la numeració amb les teves paraules y posa un exemple.</text:p>
        </text:list-item>
      </text:list>
      <text:p text:style-name="P1"/>
      <text:p text:style-name="P1">?</text:p>
      <text:p text:style-name="P1"/>
      <text:p text:style-name="P1"/>
      <text:p text:style-name="P1"/>
      <text:p text:style-name="P1"/>
      <text:list xml:id="list143923945149879" text:continue-numbering="true" text:style-name="L1">
        <text:list-item>
          <text:p text:style-name="P2"><text:span text:style-name="T12">Que paarlem quan diem Roun Robin? </text:span>PT1</text:p>
          <text:p text:style-name="P2"/>
        </text:list-item>
      </text:list>
      <text:list text:style-name="WWNum3">
        <text:list-header>
          <text:p text:style-name="P7"><text:span text:style-name="T3">RoundRobin: </text:span><text:span text:style-name="T4">És un algorisme de planificació de processos basat en el temps. Assigna un petit quàntum de temps a cada procés en un cicle circular. Els processos s'executen en torns, i si un procés no ha acabat la seva execució en el seu torn, es col·loca al final de la cua i se li dona un altre torn. És eficient en termes de resposta, però pot arribar a generar una sobrecàrrega de canvi de context.</text:span></text:p>
        </text:list-header>
      </text:list>
      <text:list text:continue-list="list143923945149879" text:style-name="L1">
        <text:list-header>
          <text:p text:style-name="P2"/>
        </text:list-header>
        <text:list-item>
          <text:p text:style-name="P2">Un sistema informatic esta conformat per….(elements y breu explicació)</text:p>
        </text:list-item>
      </text:list>
      <text:p text:style-name="P1">pdf u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orphans="0" fo:widows="0" fo:hyphenation-ladder-count="no-limit" style:text-autospace="none" style:punctuation-wrap="hanging" style:line-break="strict" style:writing-mode="lr-tb"/>
      <style:text-properties fo:color="#000000" loext:opacity="100%" style:font-name="Arial1" fo:font-family="Arial" style:font-family-generic="swiss" style:font-pitch="variable" fo:font-size="12pt" fo:language="es" fo:country="ES" style:letter-kerning="true" style:font-name-asian="Times New Roman" style:font-family-asian="'Times New Roman'" style:font-family-generic-asian="roman" style:font-pitch-asian="variable" style:font-size-asian="12pt" style:language-asian="zh" style:country-asian="CN"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8T13:13:38.987000000</meta:creation-date>
    <dc:date>2023-11-28T14:39:22.414000000</dc:date>
    <meta:editing-duration>PT1H25M44S</meta:editing-duration>
    <meta:editing-cycles>1</meta:editing-cycles>
    <meta:document-statistic meta:table-count="0" meta:image-count="0" meta:object-count="0" meta:page-count="2" meta:paragraph-count="33" meta:word-count="687" meta:character-count="4141" meta:non-whitespace-character-count="3493"/>
    <meta:generator>LibreOffice/7.6.2.1$Windows_X86_64 LibreOffice_project/56f7684011345957bbf33a7ee678afaf4d2ba333</meta:generator>
  </office:meta>
</office:document-meta>
</file>